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1">
          <table:covered-table-cell table:number-columns-repeated="4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Application Architecture – Modularity Patterns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4" table:number-rows-repeated="3">
          <table:table-cell table:style-name="ce4"/>
          <table:table-cell table:style-name="ce6"/>
          <table:table-cell table:style-name="ce8"/>
          <table:table-cell table:style-name="ce10"/>
        </table:table-row>
        <table:table-row table:style-name="ro2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1" table:formula="of:=SUM([.D4:.D13])" office:value-type="currency" office:currency="BRL" office:value="62.31" calcext:value-type="currency">
            <text:p>R$ 62,31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6:52:58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23T16:54:34.847000000</dc:date>
    <meta:editing-duration>PT2H27M11S</meta:editing-duration>
    <meta:editing-cycles>28</meta:editing-cycles>
    <dc:creator>Felipe Rodrigues</dc:creator>
    <meta:document-statistic meta:table-count="1" meta:cell-count="31" meta:object-count="0"/>
  </office:meta>
</office:document-meta>
</file>